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4.196cm"/>
    </style:style>
    <style:style style:name="co4" style:family="table-column">
      <style:table-column-properties fo:break-before="auto" style:column-width="24.7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574cm"/>
    </style:style>
    <style:style style:name="co7" style:family="table-column">
      <style:table-column-properties fo:break-before="auto" style:column-width="8.689cm"/>
    </style:style>
    <style:style style:name="co8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19.992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764cm" fo:break-before="auto" style:use-optimal-row-height="true"/>
    </style:style>
    <style:style style:name="ro7" style:family="table-row">
      <style:table-row-properties style:row-height="2.039cm" fo:break-before="auto" style:use-optimal-row-height="true"/>
    </style:style>
    <style:style style:name="ro8" style:family="table-row">
      <style:table-row-properties style:row-height="0.725cm" fo:break-before="auto" style:use-optimal-row-height="true"/>
    </style:style>
    <style:style style:name="ro9" style:family="table-row">
      <style:table-row-properties style:row-height="1.981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23854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rianne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Marianne" fo:font-size="11pt" style:font-size-asian="11pt" style:font-size-complex="11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style:font-name="Mariann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arianne" fo:font-size="11pt" style:font-size-asian="11pt" style:font-size-complex="11pt"/>
    </style:style>
    <style:style style:name="ce17" style:family="table-cell" style:parent-style-name="Default">
      <style:text-properties style:font-name="Marianne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Marianne" fo:font-size="11pt" style:font-size-asian="11pt" style:font-size-complex="11pt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Marianne" fo:font-size="11pt" style:font-size-asian="11pt" style:font-size-complex="11pt"/>
    </style:style>
    <style:style style:name="ce20" style:family="table-cell" style:parent-style-name="Default">
      <style:table-cell-properties style:glyph-orientation-vertical="0" fo:background-color="#023854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rianne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Marianne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Marianne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color="#000000" style:font-name="Marianne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Marianne" fo:font-size="11pt" style:font-size-asian="11pt" style:font-size-complex="11pt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1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34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rianne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 fo:margin-left="0cm"/>
      <style:text-properties fo:color="#000000" style:font-name="Marianne" fo:font-size="15pt" style:font-size-asian="15pt" style:font-size-complex="15pt"/>
    </style:style>
    <style:style style:name="ce120" style:family="table-cell" style:parent-style-name="Default">
      <style:table-cell-properties fo:background-color="#ffffff"/>
    </style:style>
    <style:style style:name="ce121" style:family="table-cell" style:parent-style-name="Default" style:data-style-name="N38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22" style:family="table-cell" style:parent-style-name="Default" style:data-style-name="N3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23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24" style:family="table-cell" style:parent-style-name="Default" style:data-style-name="N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26" style:family="table-cell" style:parent-style-name="Default" style:data-style-name="N38">
      <style:table-cell-properties style:diagonal-bl-tr="none" style:diagonal-tl-br="none" style:text-align-source="fix" style:repeat-content="false" fo:background-color="transparent" fo:border="0.06pt solid #000000" fo:padding="0.071cm" style:rotation-align="none" style:vertical-align="middle"/>
      <style:paragraph-properties fo:text-align="end" fo:margin-left="0cm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 style:data-style-name="N36">
      <style:table-cell-properties fo:background-color="#ffffff" style:diagonal-bl-tr="none" style:diagonal-tl-br="none" fo:border="none" fo:padding="0.071cm" style:rotation-align="none"/>
      <style:text-properties fo:color="#000000" style:font-name="Marianne" fo:font-size="15pt" style:font-size-asian="15pt" style:font-size-complex="15pt"/>
    </style:style>
    <style:style style:name="ce44" style:family="table-cell" style:parent-style-name="Default">
      <style:table-cell-properties fo:background-color="#ffffff" fo:border="none"/>
      <style:text-properties fo:color="#000000" style:font-name="Marianne" fo:font-size="15pt" style:font-size-asian="15pt" style:font-size-complex="15pt"/>
    </style:style>
    <style:style style:name="ce45" style:family="table-cell" style:parent-style-name="Default">
      <style:table-cell-properties fo:background-color="#ffffff" fo:border="0.06pt solid #000000"/>
      <style:text-properties fo:color="#000000" style:font-name="Marianne" fo:font-size="15pt" style:font-size-asian="15pt" style:font-size-complex="15pt"/>
    </style:style>
    <style:style style:name="ce130" style:family="table-cell" style:parent-style-name="Default" style:data-style-name="N38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31" style:family="table-cell" style:parent-style-name="Default" style:data-style-name="N38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32" style:family="table-cell" style:parent-style-name="Default" style:data-style-name="N38">
      <style:table-cell-properties fo:background-color="#ffffff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end" fo:margin-left="0cm"/>
      <style:text-properties fo:color="#000000" style:font-name="Marianne" fo:font-size="15pt" fo:font-weight="normal" style:font-size-asian="15pt" style:font-weight-asian="normal" style:font-size-complex="15pt" style:font-weight-complex="normal"/>
    </style:style>
    <style:style style:name="ce133" style:family="table-cell" style:parent-style-name="Default" style:data-style-name="N38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Marianne" fo:font-size="15pt" style:font-size-asian="15pt" style:font-size-complex="15pt"/>
    </style:style>
    <style:style style:name="ce134" style:family="table-cell" style:parent-style-name="Default" style:data-style-name="N38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0000" style:font-name="Marianne" fo:font-size="15pt" fo:font-weight="bold" style:font-size-asian="15pt" style:font-weight-asian="bold" style:font-size-complex="15pt" style:font-weight-complex="bold"/>
    </style:style>
    <style:style style:name="ce135" style:family="table-cell" style:parent-style-name="Default">
      <style:table-cell-properties fo:background-color="#ffffff"/>
      <style:text-properties style:font-name="Marianne"/>
    </style:style>
    <style:style style:name="ce52" style:family="table-cell" style:parent-style-name="Default" style:data-style-name="N38">
      <style:table-cell-properties fo:background-color="#ffffff"/>
      <style:text-properties fo:color="#000000" style:font-name="Marianne" fo:font-size="15pt" style:font-size-asian="15pt" style:font-size-complex="15pt"/>
    </style:style>
    <style:style style:name="ce53" style:family="table-cell" style:parent-style-name="Default" style:data-style-name="N38">
      <style:table-cell-properties fo:background-color="#ffffff" fo:wrap-option="wrap" fo:border="0.06pt solid #000000"/>
      <style:text-properties fo:color="#000000" style:font-name="Marianne" fo:font-size="15pt" style:font-size-asian="15pt" style:font-size-complex="15pt"/>
    </style:style>
    <style:style style:name="ce138" style:family="table-cell" style:parent-style-name="Default" style:data-style-name="N38">
      <style:table-cell-properties fo:background-color="#ffffff" fo:border="0.06pt solid #000000"/>
      <style:text-properties fo:color="#000000" style:font-name="Marianne" fo:font-size="15pt" style:font-size-asian="15pt" style:font-size-complex="15pt"/>
    </style:style>
    <style:style style:name="ce139" style:family="table-cell" style:parent-style-name="Default" style:data-style-name="N38">
      <style:table-cell-properties fo:background-color="#ffffff" fo:border="0.06pt solid #000000"/>
      <style:text-properties fo:color="#ff0000" style:font-name="Marianne" fo:font-size="15pt" style:font-size-asian="15pt" style:font-size-complex="15pt"/>
    </style:style>
    <style:style style:name="ce140" style:family="table-cell" style:parent-style-name="Default" style:data-style-name="N38">
      <style:table-cell-properties fo:background-color="#ffffff"/>
      <style:text-properties fo:color="#ff0000" style:font-name="Marianne" fo:font-size="15pt" style:font-size-asian="15pt" style:font-size-complex="15pt"/>
    </style:style>
    <style:style style:name="ce141" style:family="table-cell" style:parent-style-name="Default" style:data-style-name="N38">
      <style:table-cell-properties fo:background-color="transparent" fo:border="0.06pt solid #000000"/>
      <style:text-properties fo:color="#000000" style:font-name="Marianne" fo:font-size="15pt" style:font-size-asian="15pt" style:font-size-complex="15pt"/>
    </style:style>
    <style:style style:name="ce142" style:family="table-cell" style:parent-style-name="Default" style:data-style-name="N38">
      <style:table-cell-properties fo:background-color="transparent"/>
      <style:text-properties fo:color="#000000" style:font-name="Marianne" fo:font-size="15pt" style:font-size-asian="15pt" style:font-size-complex="15pt"/>
    </style:style>
    <style:style style:name="ce143" style:family="table-cell" style:parent-style-name="Default" style:data-style-name="N38">
      <style:table-cell-properties fo:background-color="transparent" fo:border="none"/>
      <style:text-properties fo:color="#ff0000" style:font-name="Marianne" fo:font-size="15pt" style:font-size-asian="15pt" style:font-size-complex="15pt"/>
    </style:style>
    <style:style style:name="ce60" style:family="table-cell" style:parent-style-name="Default" style:data-style-name="N38">
      <style:table-cell-properties fo:background-color="#ffffff" fo:wrap-option="wrap" fo:border="0.06pt solid #000000"/>
      <style:text-properties fo:color="#ff0000" style:font-name="Marianne" fo:font-size="15pt" style:font-size-asian="15pt" style:font-size-complex="15pt"/>
    </style:style>
    <style:style style:name="ce61" style:family="table-cell" style:parent-style-name="Default" style:data-style-name="N38">
      <style:table-cell-properties fo:background-color="transparent" fo:wrap-option="wrap" fo:border="0.06pt solid #000000" style:vertical-align="middle"/>
      <style:text-properties fo:color="#ff0000" style:font-name="Marianne" fo:font-size="15pt" style:font-size-asian="15pt" style:font-size-complex="15pt"/>
    </style:style>
    <style:style style:name="ce146" style:family="table-cell" style:parent-style-name="Default" style:data-style-name="N38">
      <style:table-cell-properties fo:background-color="#ffffff" fo:wrap-option="wrap"/>
      <style:text-properties fo:color="#ff0000" style:font-name="Marianne" fo:font-size="15pt" style:font-size-asian="15pt" style:font-size-complex="15pt"/>
    </style:style>
    <style:style style:name="ce14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Marianne" fo:font-size="15pt" style:font-size-asian="15pt" style:font-size-complex="15pt"/>
    </style:style>
    <style:style style:name="ce148" style:family="table-cell" style:parent-style-name="Default">
      <style:table-cell-properties fo:background-color="#ffffff"/>
      <style:text-properties fo:color="#000000" style:font-name="Marianne" fo:font-size="15pt" style:font-size-asian="15pt" style:font-size-complex="15pt"/>
    </style:style>
    <style:style style:name="ce149" style:family="table-cell" style:parent-style-name="Default">
      <style:table-cell-properties fo:background-color="#ffffff"/>
      <style:text-properties fo:color="#000000" style:font-name="Marianne"/>
    </style:style>
  </office:automatic-styles>
  <office:body>
    <office:spreadsheet>
      <table:calculation-settings table:case-sensitive="false" table:use-regular-expressions="false"/>
      <table:table table:name="Légende &amp; Suivi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1020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Suivi des versions</text:p>
          </table:table-cell>
          <table:covered-table-cell table:number-columns-repeated="2" table:style-name="ce1"/>
          <table:covered-table-cell table:style-name="ce20"/>
          <table:table-cell table:number-columns-repeated="1020"/>
        </table:table-row>
        <table:table-row table:style-name="ro2"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Date de modification</text:p>
          </table:table-cell>
          <table:table-cell table:style-name="ce14" office:value-type="string" calcext:value-type="string">
            <text:p>rédacteur version</text:p>
          </table:table-cell>
          <table:table-cell table:style-name="ce14" office:value-type="string" calcext:value-type="string">
            <text:p>Commentaires</text:p>
          </table:table-cell>
          <table:table-cell table:number-columns-repeated="1020"/>
        </table:table-row>
        <table:table-row table:style-name="ro3">
          <table:table-cell table:style-name="ce15" office:value-type="string" calcext:value-type="string">
            <text:p>0.1</text:p>
          </table:table-cell>
          <table:table-cell table:style-name="ce18" office:value-type="date" office:date-value="2025-07-30" calcext:value-type="date">
            <text:p>30/07/25</text:p>
          </table:table-cell>
          <table:table-cell table:style-name="ce18" office:value-type="string" calcext:value-type="string">
            <text:p>BSI6</text:p>
          </table:table-cell>
          <table:table-cell table:style-name="ce19" office:value-type="string" calcext:value-type="string">
            <text:p>Version de travail soumise validation MOA =&gt; DATE RECEPTION A LA DRFiP DU FICHIER DES ACOMPTES est positionnée 5 jours avant la date des FV ACOMPTES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0.2</text:p>
          </table:table-cell>
          <table:table-cell table:style-name="ce18" office:value-type="date" office:date-value="2025-08-28" calcext:value-type="date">
            <text:p>28/08/25</text:p>
          </table:table-cell>
          <table:table-cell table:style-name="ce18" office:value-type="string" calcext:value-type="string">
            <text:p>BSI6</text:p>
          </table:table-cell>
          <table:table-cell table:style-name="ce26" office:value-type="string" calcext:value-type="string">
            <text:p>modif de date erronées + rajout d’un train d’acompte en novembre 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0.3</text:p>
          </table:table-cell>
          <table:table-cell table:style-name="ce18" office:value-type="date" office:date-value="2025-09-16" calcext:value-type="date">
            <text:p>16/09/25</text:p>
          </table:table-cell>
          <table:table-cell table:style-name="ce18" office:value-type="string" calcext:value-type="string">
            <text:p>MOA</text:p>
          </table:table-cell>
          <table:table-cell table:style-name="ce26" office:value-type="string" calcext:value-type="string">
            <text:p>modif de date erronées pour deux train d’acomptes en juillet et sept (date de valeur est antérieure à la date de valeur de la paie)</text:p>
          </table:table-cell>
          <table:table-cell table:number-columns-repeated="1020"/>
        </table:table-row>
        <table:table-row table:style-name="ro4">
          <table:table-cell table:style-name="ce16" office:value-type="string" calcext:value-type="string">
            <text:p>1.0</text:p>
          </table:table-cell>
          <table:table-cell table:style-name="ce18" office:value-type="date" office:date-value="2025-09-16" calcext:value-type="date">
            <text:p>16/09/25</text:p>
          </table:table-cell>
          <table:table-cell table:style-name="ce18" office:value-type="string" calcext:value-type="string">
            <text:p>BSI6/MOA</text:p>
          </table:table-cell>
          <table:table-cell table:style-name="ce36" office:value-type="string" calcext:value-type="string">
            <text:p>version stabilisée</text:p>
          </table:table-cell>
          <table:table-cell table:number-columns-repeated="1020"/>
        </table:table-row>
        <table:table-row table:style-name="ro2">
          <table:table-cell table:style-name="ce16"/>
          <table:table-cell table:style-name="ce18" table:number-columns-repeated="2"/>
          <table:table-cell table:style-name="ce36"/>
          <table:table-cell table:number-columns-repeated="1020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27"/>
          <table:table-cell table:number-columns-repeated="1020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RIER ACOMPTES 2026" table:style-name="ta1">
        <office:forms form:automatic-focus="false" form:apply-design-mode="false"/>
        <table:table-column table:style-name="co6" table:default-cell-style-name="ce35"/>
        <table:table-column table:style-name="co7" table:default-cell-style-name="ce45"/>
        <table:table-column table:style-name="co8" table:number-columns-repeated="3" table:default-cell-style-name="ce45"/>
        <table:table-column table:style-name="co9" table:default-cell-style-name="ce52"/>
        <table:table-column table:style-name="co5" table:number-columns-repeated="1017" table:default-cell-style-name="ce148"/>
        <table:table-column table:style-name="co5" table:default-cell-style-name="ce149"/>
        <table:table-row table:style-name="ro6">
          <table:table-cell table:style-name="ce23" office:value-type="string" calcext:value-type="string" table:number-columns-spanned="5" table:number-rows-spanned="1">
            <text:p>CALENDRIER DES ACOMPTES 2026</text:p>
          </table:table-cell>
          <table:covered-table-cell table:style-name="ce120"/>
          <table:covered-table-cell table:number-columns-repeated="3" table:style-name="ce23"/>
          <table:table-cell table:style-name="ce133"/>
          <table:table-cell table:style-name="ce147" table:number-columns-repeated="1014"/>
          <table:table-cell table:number-columns-repeated="4"/>
        </table:table-row>
        <table:table-row table:style-name="ro7">
          <table:table-cell table:style-name="ce23" office:value-type="string" calcext:value-type="string">
            <text:p>MOIS DE LA PAYE</text:p>
            <text:p>Pour Récupération des Acomptes</text:p>
          </table:table-cell>
          <table:table-cell table:style-name="ce23" office:value-type="string" calcext:value-type="string">
            <text:p>DATE RECEPTION A LA DRFiP DU FICHIER DES ACOMPTES</text:p>
          </table:table-cell>
          <table:table-cell table:style-name="ce23" office:value-type="string" calcext:value-type="string">
            <text:p>DATE FV SOUS PAYSAGE AVANT 15h</text:p>
          </table:table-cell>
          <table:table-cell table:style-name="ce23" office:value-type="string" calcext:value-type="string">
            <text:p>DATE Remise Virement à PSAR (BD21)</text:p>
          </table:table-cell>
          <table:table-cell table:style-name="ce23" office:value-type="string" calcext:value-type="string">
            <text:p>DATE DE VALEUR</text:p>
          </table:table-cell>
          <table:table-cell table:style-name="ce134" office:value-type="string" calcext:value-type="string">
            <text:p>COMMENTAIRES</text:p>
          </table:table-cell>
          <table:table-cell table:style-name="ce147" table:number-columns-repeated="1014"/>
          <table:table-cell table:number-columns-repeated="4"/>
        </table:table-row>
        <table:table-row table:style-name="ro8">
          <table:table-cell table:style-name="ce24" table:number-columns-spanned="1" table:number-rows-spanned="3"/>
          <table:table-cell table:style-name="ce121" office:value-type="date" office:date-value="2025-11-27" calcext:value-type="date">
            <text:p>jeudi 27 novembre 2025</text:p>
          </table:table-cell>
          <table:table-cell table:style-name="ce121" office:value-type="date" office:date-value="2025-12-03" calcext:value-type="date">
            <text:p>mercredi 3 décembre 2025</text:p>
          </table:table-cell>
          <table:table-cell table:style-name="ce121" office:value-type="date" office:date-value="2025-12-04" calcext:value-type="date">
            <text:p>jeudi 4 décembre 2025</text:p>
          </table:table-cell>
          <table:table-cell table:style-name="ce121" office:value-type="date" office:date-value="2025-12-05" calcext:value-type="date">
            <text:p>vendredi 5 décembre 2025</text:p>
          </table:table-cell>
          <table:table-cell table:style-name="ce135"/>
          <table:table-cell table:number-columns-repeated="1018"/>
        </table:table-row>
        <table:table-row table:style-name="ro8">
          <table:covered-table-cell table:style-name="ce111"/>
          <table:table-cell table:style-name="ce121" office:value-type="date" office:date-value="2025-12-02" calcext:value-type="date">
            <text:p>mardi 2 décembre 2025</text:p>
          </table:table-cell>
          <table:table-cell table:style-name="ce121" office:value-type="date" office:date-value="2025-12-08" calcext:value-type="date">
            <text:p>lundi 8 décembre 2025</text:p>
          </table:table-cell>
          <table:table-cell table:style-name="ce121" office:value-type="date" office:date-value="2025-12-09" calcext:value-type="date">
            <text:p>mardi 9 décembre 2025</text:p>
          </table:table-cell>
          <table:table-cell table:style-name="ce121" office:value-type="date" office:date-value="2025-12-10" calcext:value-type="date">
            <text:p>mercredi 10 décembre 2025</text:p>
          </table:table-cell>
          <table:table-cell table:number-columns-repeated="4"/>
          <table:table-cell table:style-name="ce52" table:number-columns-repeated="12"/>
          <table:table-cell table:number-columns-repeated="1003"/>
        </table:table-row>
        <table:table-row table:style-name="ro8">
          <table:covered-table-cell table:style-name="ce111"/>
          <table:table-cell table:style-name="ce121" office:value-type="date" office:date-value="2025-12-10" calcext:value-type="date">
            <text:p>mercredi 10 décembre 2025</text:p>
          </table:table-cell>
          <table:table-cell table:style-name="ce121" office:value-type="date" office:date-value="2025-12-18" calcext:value-type="date">
            <text:p>jeudi 18 décembre 2025</text:p>
          </table:table-cell>
          <table:table-cell table:style-name="ce121" office:value-type="date" office:date-value="2025-12-19" calcext:value-type="date">
            <text:p>vendredi 19 décembre 2025</text:p>
          </table:table-cell>
          <table:table-cell table:style-name="ce121" office:value-type="date" office:date-value="2025-12-22" calcext:value-type="date">
            <text:p>lundi 22 décembre 2025</text:p>
          </table:table-cell>
          <table:table-cell table:number-columns-repeated="1019"/>
        </table:table-row>
        <table:table-row table:style-name="ro8">
          <table:table-cell table:style-name="ce28" office:value-type="string" calcext:value-type="string" table:number-columns-spanned="1" table:number-rows-spanned="3">
            <text:p>JANVIER 2026</text:p>
          </table:table-cell>
          <table:table-cell table:style-name="ce121" office:value-type="date" office:date-value="2025-12-11" calcext:value-type="date">
            <text:p>jeudi 11 décembre 2025</text:p>
          </table:table-cell>
          <table:table-cell table:style-name="ce121" office:value-type="date" office:date-value="2025-12-22" calcext:value-type="date">
            <text:p>lundi 22 décembre 2025</text:p>
          </table:table-cell>
          <table:table-cell table:style-name="ce121" office:value-type="date" office:date-value="2025-12-23" calcext:value-type="date">
            <text:p>mardi 23 décembre 2025</text:p>
          </table:table-cell>
          <table:table-cell table:style-name="ce121" office:value-type="date" office:date-value="2025-12-24" calcext:value-type="date">
            <text:p>mercredi 24 décembre 2025</text:p>
          </table:table-cell>
          <table:table-cell table:style-name="ce53" table:number-columns-spanned="1" table:number-rows-spanned="3"/>
          <table:table-cell table:number-columns-repeated="1018"/>
        </table:table-row>
        <table:table-row table:style-name="ro8">
          <table:covered-table-cell table:style-name="ce111"/>
          <table:table-cell table:style-name="ce121" office:value-type="date" office:date-value="2025-12-24" calcext:value-type="date">
            <text:p>mercredi 24 décembre 2025</text:p>
          </table:table-cell>
          <table:table-cell table:style-name="ce121" office:value-type="date" office:date-value="2026-01-07" calcext:value-type="date">
            <text:p>mercredi 7 janvier 2026</text:p>
          </table:table-cell>
          <table:table-cell table:style-name="ce121" office:value-type="date" office:date-value="2026-01-08" calcext:value-type="date">
            <text:p>jeudi 8 janvier 2026</text:p>
          </table:table-cell>
          <table:table-cell table:style-name="ce121" office:value-type="date" office:date-value="2026-01-09" calcext:value-type="date">
            <text:p>vendredi 9 janvier 2026</text:p>
          </table:table-cell>
          <table:covered-table-cell table:style-name="ce53"/>
          <table:table-cell table:number-columns-repeated="1018"/>
        </table:table-row>
        <table:table-row table:style-name="ro8">
          <table:covered-table-cell table:style-name="ce111"/>
          <table:table-cell table:style-name="ce121" office:value-type="date" office:date-value="2025-12-30" calcext:value-type="date">
            <text:p>mardi 30 décembre 2025</text:p>
          </table:table-cell>
          <table:table-cell table:style-name="ce121" office:value-type="date" office:date-value="2026-01-09" calcext:value-type="date">
            <text:p>vendredi 9 janvier 2026</text:p>
          </table:table-cell>
          <table:table-cell table:style-name="ce121" office:value-type="date" office:date-value="2026-01-12" calcext:value-type="date">
            <text:p>lundi 12 janvier 2026</text:p>
          </table:table-cell>
          <table:table-cell table:style-name="ce121" office:value-type="date" office:date-value="2026-01-13" calcext:value-type="date">
            <text:p>mardi 13 janvier 2026</text:p>
          </table:table-cell>
          <table:covered-table-cell table:style-name="ce53"/>
          <table:table-cell table:number-columns-repeated="1018"/>
        </table:table-row>
        <table:table-row table:style-name="ro8">
          <table:table-cell table:style-name="ce113" table:number-columns-spanned="5" table:number-rows-spanned="1"/>
          <table:covered-table-cell table:number-columns-repeated="4" table:style-name="ce122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FÉVRIER</text:p>
          </table:table-cell>
          <table:table-cell table:style-name="ce121" office:value-type="date" office:date-value="2026-01-20" calcext:value-type="date">
            <text:p>mardi 20 janvier 2026</text:p>
          </table:table-cell>
          <table:table-cell table:style-name="ce121" office:value-type="date" office:date-value="2026-01-27" calcext:value-type="date">
            <text:p>mardi 27 janvier 2026</text:p>
          </table:table-cell>
          <table:table-cell table:style-name="ce121" office:value-type="date" office:date-value="2026-01-28" calcext:value-type="date">
            <text:p>mercredi 28 janvier 2026</text:p>
          </table:table-cell>
          <table:table-cell table:style-name="ce121" office:value-type="date" office:date-value="2026-01-29" calcext:value-type="date">
            <text:p>jeudi 29 janvier 2026</text:p>
          </table:table-cell>
          <table:table-cell table:style-name="ce138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1-29" calcext:value-type="date">
            <text:p>jeudi 29 janvier 2026</text:p>
          </table:table-cell>
          <table:table-cell table:style-name="ce121" office:value-type="date" office:date-value="2026-02-04" calcext:value-type="date">
            <text:p>mercredi 4 février 2026</text:p>
          </table:table-cell>
          <table:table-cell table:style-name="ce130" office:value-type="date" office:date-value="2026-02-05" calcext:value-type="date">
            <text:p>jeudi 5 février 2026</text:p>
          </table:table-cell>
          <table:table-cell table:style-name="ce130" office:value-type="date" office:date-value="2026-02-06" calcext:value-type="date">
            <text:p>vendredi 6 février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1-30" calcext:value-type="date">
            <text:p>vendredi 30 janvier 2026</text:p>
          </table:table-cell>
          <table:table-cell table:style-name="ce121" office:value-type="date" office:date-value="2026-02-06" calcext:value-type="date">
            <text:p>vendredi 6 février 2026</text:p>
          </table:table-cell>
          <table:table-cell table:style-name="ce130" office:value-type="date" office:date-value="2026-02-09" calcext:value-type="date">
            <text:p>lundi 9 février 2026</text:p>
          </table:table-cell>
          <table:table-cell table:style-name="ce130" office:value-type="date" office:date-value="2026-02-10" calcext:value-type="date">
            <text:p>mardi 10 février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3"/>
          <table:covered-table-cell table:number-columns-repeated="2" table:style-name="ce122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MARS</text:p>
          </table:table-cell>
          <table:table-cell table:style-name="ce121" office:value-type="date" office:date-value="2026-02-17" calcext:value-type="date">
            <text:p>mardi 17 février 2026</text:p>
          </table:table-cell>
          <table:table-cell table:style-name="ce121" office:value-type="date" office:date-value="2026-02-23" calcext:value-type="date">
            <text:p>lundi 23 février 2026</text:p>
          </table:table-cell>
          <table:table-cell table:style-name="ce121" office:value-type="date" office:date-value="2026-02-24" calcext:value-type="date">
            <text:p>mardi 24 février 2026</text:p>
          </table:table-cell>
          <table:table-cell table:style-name="ce121" office:value-type="date" office:date-value="2026-02-25" calcext:value-type="date">
            <text:p>mercredi 25 février 2026</text:p>
          </table:table-cell>
          <table:table-cell table:style-name="ce138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2-25" calcext:value-type="date">
            <text:p>mercredi 25 février 2026</text:p>
          </table:table-cell>
          <table:table-cell table:style-name="ce121" office:value-type="date" office:date-value="2026-03-03" calcext:value-type="date">
            <text:p>mardi 3 mars 2026</text:p>
          </table:table-cell>
          <table:table-cell table:style-name="ce130" office:value-type="date" office:date-value="2026-03-04" calcext:value-type="date">
            <text:p>mercredi 4 mars 2026</text:p>
          </table:table-cell>
          <table:table-cell table:style-name="ce130" office:value-type="date" office:date-value="2026-03-05" calcext:value-type="date">
            <text:p>jeudi 5 mars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2-27" calcext:value-type="date">
            <text:p>vendredi 27 février 2026</text:p>
          </table:table-cell>
          <table:table-cell table:style-name="ce121" office:value-type="date" office:date-value="2026-03-05" calcext:value-type="date">
            <text:p>jeudi 5 mars 2026</text:p>
          </table:table-cell>
          <table:table-cell table:style-name="ce121" office:value-type="date" office:date-value="2026-03-06" calcext:value-type="date">
            <text:p>vendredi 6 mars 2026</text:p>
          </table:table-cell>
          <table:table-cell table:style-name="ce130" office:value-type="date" office:date-value="2026-03-09" calcext:value-type="date">
            <text:p>lundi 9 mars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3"/>
          <table:covered-table-cell table:number-columns-repeated="2" table:style-name="ce122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AVRIL</text:p>
          </table:table-cell>
          <table:table-cell table:style-name="ce121" office:value-type="date" office:date-value="2026-03-19" calcext:value-type="date">
            <text:p>jeudi 19 mars 2026</text:p>
          </table:table-cell>
          <table:table-cell table:style-name="ce121" office:value-type="date" office:date-value="2026-03-25" calcext:value-type="date">
            <text:p>mercredi 25 mars 2026</text:p>
          </table:table-cell>
          <table:table-cell table:style-name="ce121" office:value-type="date" office:date-value="2026-03-26" calcext:value-type="date">
            <text:p>jeudi 26 mars 2026</text:p>
          </table:table-cell>
          <table:table-cell table:style-name="ce121" office:value-type="date" office:date-value="2026-03-27" calcext:value-type="date">
            <text:p>vendredi 27 mars 2026</text:p>
          </table:table-cell>
          <table:table-cell table:style-name="ce139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3-27" calcext:value-type="date">
            <text:p>vendredi 27 mars 2026</text:p>
          </table:table-cell>
          <table:table-cell table:style-name="ce121" office:value-type="date" office:date-value="2026-04-03" calcext:value-type="date">
            <text:p>vendredi 3 avril 2026</text:p>
          </table:table-cell>
          <table:table-cell table:style-name="ce130" office:value-type="date" office:date-value="2026-04-07" calcext:value-type="date">
            <text:p>mardi 7 avril 2026</text:p>
          </table:table-cell>
          <table:table-cell table:style-name="ce130" office:value-type="date" office:date-value="2026-04-08" calcext:value-type="date">
            <text:p>mercredi 8 avril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3-31" calcext:value-type="date">
            <text:p>mardi 31 mars 2026</text:p>
          </table:table-cell>
          <table:table-cell table:style-name="ce121" office:value-type="date" office:date-value="2026-04-08" calcext:value-type="date">
            <text:p>mercredi 8 avril 2026</text:p>
          </table:table-cell>
          <table:table-cell table:style-name="ce130" office:value-type="date" office:date-value="2026-04-09" calcext:value-type="date">
            <text:p>jeudi 9 avril 2026</text:p>
          </table:table-cell>
          <table:table-cell table:style-name="ce130" office:value-type="date" office:date-value="2026-04-10" calcext:value-type="date">
            <text:p>vendredi 10 avril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3"/>
          <table:covered-table-cell table:number-columns-repeated="2" table:style-name="ce122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MAI</text:p>
          </table:table-cell>
          <table:table-cell table:style-name="ce121" office:value-type="date" office:date-value="2026-04-16" calcext:value-type="date">
            <text:p>jeudi 16 avril 2026</text:p>
          </table:table-cell>
          <table:table-cell table:style-name="ce121" office:value-type="date" office:date-value="2026-04-24" calcext:value-type="date">
            <text:p>vendredi 24 avril 2026</text:p>
          </table:table-cell>
          <table:table-cell table:style-name="ce130" office:value-type="date" office:date-value="2026-04-27" calcext:value-type="date">
            <text:p>lundi 27 avril 2026</text:p>
          </table:table-cell>
          <table:table-cell table:style-name="ce130" office:value-type="date" office:date-value="2026-04-28" calcext:value-type="date">
            <text:p>mardi 28 avril 2026</text:p>
          </table:table-cell>
          <table:table-cell table:style-name="ce138" office:value-type="string" calcext:value-type="string" table:number-columns-spanned="1" table:number-rows-spanned="3">
            <text:p><text:s/></text:p>
          </table:table-cell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4-24" calcext:value-type="date">
            <text:p>vendredi 24 avril 2026</text:p>
          </table:table-cell>
          <table:table-cell table:style-name="ce121" office:value-type="date" office:date-value="2026-05-05" calcext:value-type="date">
            <text:p>mardi 5 mai 2026</text:p>
          </table:table-cell>
          <table:table-cell table:style-name="ce130" office:value-type="date" office:date-value="2026-05-06" calcext:value-type="date">
            <text:p>mercredi 6 mai 2026</text:p>
          </table:table-cell>
          <table:table-cell table:style-name="ce130" office:value-type="date" office:date-value="2026-05-07" calcext:value-type="date">
            <text:p>jeudi 7 mai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4" office:value-type="date" office:date-value="2026-04-29" calcext:value-type="date">
            <text:p>mercredi 29 avril 2026</text:p>
          </table:table-cell>
          <table:table-cell table:style-name="ce124" office:value-type="date" office:date-value="2026-05-06" calcext:value-type="date">
            <text:p>mercredi 6 mai 2026</text:p>
          </table:table-cell>
          <table:table-cell table:style-name="ce121" office:value-type="date" office:date-value="2026-05-07" calcext:value-type="date">
            <text:p>jeudi 7 mai 2026</text:p>
          </table:table-cell>
          <table:table-cell table:style-name="ce121" office:value-type="date" office:date-value="2026-05-11" calcext:value-type="date">
            <text:p>lundi 11 mai 2026</text:p>
          </table:table-cell>
          <table:covered-table-cell table:style-name="ce140"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JUIN</text:p>
          </table:table-cell>
          <table:table-cell table:style-name="ce121" office:value-type="date" office:date-value="2026-05-19" calcext:value-type="date">
            <text:p>mardi 19 mai 2026</text:p>
          </table:table-cell>
          <table:table-cell table:style-name="ce121" office:value-type="date" office:date-value="2026-05-27" calcext:value-type="date">
            <text:p>mercredi 27 mai 2026</text:p>
          </table:table-cell>
          <table:table-cell table:style-name="ce130" office:value-type="date" office:date-value="2026-05-28" calcext:value-type="date">
            <text:p>jeudi 28 mai 2026</text:p>
          </table:table-cell>
          <table:table-cell table:style-name="ce130" office:value-type="date" office:date-value="2026-05-29" calcext:value-type="date">
            <text:p>vendredi 29 mai 2026</text:p>
          </table:table-cell>
          <table:table-cell table:style-name="ce138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5-22" calcext:value-type="date">
            <text:p>vendredi 22 mai 2026</text:p>
          </table:table-cell>
          <table:table-cell table:style-name="ce121" office:value-type="date" office:date-value="2026-06-02" calcext:value-type="date">
            <text:p>mardi 2 juin 2026</text:p>
          </table:table-cell>
          <table:table-cell table:style-name="ce130" office:value-type="date" office:date-value="2026-06-03" calcext:value-type="date">
            <text:p>mercredi 3 juin 2026</text:p>
          </table:table-cell>
          <table:table-cell table:style-name="ce130" office:value-type="date" office:date-value="2026-06-04" calcext:value-type="date">
            <text:p>jeudi 4 juin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5-28" calcext:value-type="date">
            <text:p>jeudi 28 mai 2026</text:p>
          </table:table-cell>
          <table:table-cell table:style-name="ce121" office:value-type="date" office:date-value="2026-06-04" calcext:value-type="date">
            <text:p>jeudi 4 juin 2026</text:p>
          </table:table-cell>
          <table:table-cell table:style-name="ce130" office:value-type="date" office:date-value="2026-06-05" calcext:value-type="date">
            <text:p>vendredi 5 juin 2026</text:p>
          </table:table-cell>
          <table:table-cell table:style-name="ce130" office:value-type="date" office:date-value="2026-06-08" calcext:value-type="date">
            <text:p>lundi 8 juin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JUILLET</text:p>
          </table:table-cell>
          <table:table-cell table:style-name="ce121" office:value-type="date" office:date-value="2026-06-18" calcext:value-type="date">
            <text:p>jeudi 18 juin 2026</text:p>
          </table:table-cell>
          <table:table-cell table:style-name="ce121" office:value-type="date" office:date-value="2026-06-24" calcext:value-type="date">
            <text:p>mercredi 24 juin 2026</text:p>
          </table:table-cell>
          <table:table-cell table:style-name="ce121" office:value-type="date" office:date-value="2026-06-25" calcext:value-type="date">
            <text:p>jeudi 25 juin 2026</text:p>
          </table:table-cell>
          <table:table-cell table:style-name="ce121" office:value-type="date" office:date-value="2026-06-26" calcext:value-type="date">
            <text:p>vendredi 26 juin 2026</text:p>
          </table:table-cell>
          <table:table-cell table:style-name="ce138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6-26" calcext:value-type="date">
            <text:p>vendredi 26 juin 2026</text:p>
          </table:table-cell>
          <table:table-cell table:style-name="ce121" office:value-type="date" office:date-value="2026-07-03" calcext:value-type="date">
            <text:p>vendredi 3 juillet 2026</text:p>
          </table:table-cell>
          <table:table-cell table:style-name="ce130" office:value-type="date" office:date-value="2026-07-06" calcext:value-type="date">
            <text:p>lundi 6 juillet 2026</text:p>
          </table:table-cell>
          <table:table-cell table:style-name="ce130" office:value-type="date" office:date-value="2026-07-07" calcext:value-type="date">
            <text:p>mardi 7 juillet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7-01" calcext:value-type="date">
            <text:p>mercredi 1 juillet 2026</text:p>
          </table:table-cell>
          <table:table-cell table:style-name="ce121" office:value-type="date" office:date-value="2026-07-08" calcext:value-type="date">
            <text:p>mercredi 8 juillet 2026</text:p>
          </table:table-cell>
          <table:table-cell table:style-name="ce130" office:value-type="date" office:date-value="2026-07-09" calcext:value-type="date">
            <text:p>jeudi 9 juillet 2026</text:p>
          </table:table-cell>
          <table:table-cell table:style-name="ce130" office:value-type="date" office:date-value="2026-07-10" calcext:value-type="date">
            <text:p>vendredi 10 juillet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AOÛT</text:p>
          </table:table-cell>
          <table:table-cell table:style-name="ce121" office:value-type="date" office:date-value="2026-07-21" calcext:value-type="date">
            <text:p>mardi 21 juillet 2026</text:p>
          </table:table-cell>
          <table:table-cell table:style-name="ce121" office:value-type="date" office:date-value="2026-07-28" calcext:value-type="date">
            <text:p>mardi 28 juillet 2026</text:p>
          </table:table-cell>
          <table:table-cell table:style-name="ce130" office:value-type="date" office:date-value="2026-07-29" calcext:value-type="date">
            <text:p>mercredi 29 juillet 2026</text:p>
          </table:table-cell>
          <table:table-cell table:style-name="ce130" office:value-type="date" office:date-value="2026-07-30" calcext:value-type="date">
            <text:p>jeudi 30 juillet 2026</text:p>
          </table:table-cell>
          <table:table-cell table:style-name="ce138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7-28" calcext:value-type="date">
            <text:p>mardi 28 juillet 2026</text:p>
          </table:table-cell>
          <table:table-cell table:style-name="ce121" office:value-type="date" office:date-value="2026-08-04" calcext:value-type="date">
            <text:p>mardi 4 août 2026</text:p>
          </table:table-cell>
          <table:table-cell table:style-name="ce130" office:value-type="date" office:date-value="2026-08-05" calcext:value-type="date">
            <text:p>mercredi 5 août 2026</text:p>
          </table:table-cell>
          <table:table-cell table:style-name="ce130" office:value-type="date" office:date-value="2026-08-06" calcext:value-type="date">
            <text:p>jeudi 6 août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7-30" calcext:value-type="date">
            <text:p>jeudi 30 juillet 2026</text:p>
          </table:table-cell>
          <table:table-cell table:style-name="ce121" office:value-type="date" office:date-value="2026-08-06" calcext:value-type="date">
            <text:p>jeudi 6 août 2026</text:p>
          </table:table-cell>
          <table:table-cell table:style-name="ce130" office:value-type="date" office:date-value="2026-08-07" calcext:value-type="date">
            <text:p>vendredi 7 août 2026</text:p>
          </table:table-cell>
          <table:table-cell table:style-name="ce130" office:value-type="date" office:date-value="2026-08-10" calcext:value-type="date">
            <text:p>lundi 10 août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0" office:value-type="string" calcext:value-type="string" table:number-columns-spanned="1" table:number-rows-spanned="3">
            <text:p>SEPTEMBRE</text:p>
          </table:table-cell>
          <table:table-cell table:style-name="ce121" office:value-type="date" office:date-value="2026-08-19" calcext:value-type="date">
            <text:p>mercredi 19 août 2026</text:p>
          </table:table-cell>
          <table:table-cell table:style-name="ce121" office:value-type="date" office:date-value="2026-08-25" calcext:value-type="date">
            <text:p>mardi 25 août 2026</text:p>
          </table:table-cell>
          <table:table-cell table:style-name="ce121" office:value-type="date" office:date-value="2026-08-26" calcext:value-type="date">
            <text:p>mercredi 26 août 2026</text:p>
          </table:table-cell>
          <table:table-cell table:style-name="ce121" office:value-type="date" office:date-value="2026-08-27" calcext:value-type="date">
            <text:p>jeudi 27 août 2026</text:p>
          </table:table-cell>
          <table:table-cell table:style-name="ce138" table:number-columns-spanned="1" table:number-rows-spanned="3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8-26" calcext:value-type="date">
            <text:p>mercredi 26 août 2026</text:p>
          </table:table-cell>
          <table:table-cell table:style-name="ce121" office:value-type="date" office:date-value="2026-09-02" calcext:value-type="date">
            <text:p>mercredi 2 septembre 2026</text:p>
          </table:table-cell>
          <table:table-cell table:style-name="ce130" office:value-type="date" office:date-value="2026-09-03" calcext:value-type="date">
            <text:p>jeudi 3 septembre 2026</text:p>
          </table:table-cell>
          <table:table-cell table:style-name="ce130" office:value-type="date" office:date-value="2026-09-04" calcext:value-type="date">
            <text:p>vendredi 4 septembre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08-28" calcext:value-type="date">
            <text:p>vendredi 28 août 2026</text:p>
          </table:table-cell>
          <table:table-cell table:style-name="ce121" office:value-type="date" office:date-value="2026-09-07" calcext:value-type="date">
            <text:p>lundi 7 septembre 2026</text:p>
          </table:table-cell>
          <table:table-cell table:style-name="ce130" office:value-type="date" office:date-value="2026-09-08" calcext:value-type="date">
            <text:p>mardi 8 septembre 2026</text:p>
          </table:table-cell>
          <table:table-cell table:style-name="ce130" office:value-type="date" office:date-value="2026-09-09" calcext:value-type="date">
            <text:p>mercredi 9 septembre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2" office:value-type="string" calcext:value-type="string" table:number-columns-spanned="1" table:number-rows-spanned="3">
            <text:p>OCTOBRE</text:p>
          </table:table-cell>
          <table:table-cell table:style-name="ce121" office:value-type="date" office:date-value="2026-09-17" calcext:value-type="date">
            <text:p>jeudi 17 septembre 2026</text:p>
          </table:table-cell>
          <table:table-cell table:style-name="ce121" office:value-type="date" office:date-value="2026-09-24" calcext:value-type="date">
            <text:p>jeudi 24 septembre 2026</text:p>
          </table:table-cell>
          <table:table-cell table:style-name="ce121" office:value-type="date" office:date-value="2026-09-25" calcext:value-type="date">
            <text:p>vendredi 25 septembre 2026</text:p>
          </table:table-cell>
          <table:table-cell table:style-name="ce121" office:value-type="date" office:date-value="2026-09-28" calcext:value-type="date">
            <text:p>lundi 28 septembre 2026</text:p>
          </table:table-cell>
          <table:table-cell table:style-name="ce141" table:number-columns-spanned="1" table:number-rows-spanned="3"/>
          <table:table-cell table:number-columns-repeated="1018"/>
        </table:table-row>
        <table:table-row table:style-name="ro8">
          <table:covered-table-cell table:style-name="ce32"/>
          <table:table-cell table:style-name="ce121" office:value-type="date" office:date-value="2026-09-25" calcext:value-type="date">
            <text:p>vendredi 25 septembre 2026</text:p>
          </table:table-cell>
          <table:table-cell table:style-name="ce121" office:value-type="date" office:date-value="2026-10-02" calcext:value-type="date">
            <text:p>vendredi 2 octobre 2026</text:p>
          </table:table-cell>
          <table:table-cell table:style-name="ce121" office:value-type="date" office:date-value="2026-10-05" calcext:value-type="date">
            <text:p>lundi 5 octobre 2026</text:p>
          </table:table-cell>
          <table:table-cell table:style-name="ce121" office:value-type="date" office:date-value="2026-10-06" calcext:value-type="date">
            <text:p>mardi 6 octobre 2026</text:p>
          </table:table-cell>
          <table:covered-table-cell table:style-name="ce142"/>
          <table:table-cell table:number-columns-repeated="1018"/>
        </table:table-row>
        <table:table-row table:style-name="ro8">
          <table:covered-table-cell table:style-name="ce32"/>
          <table:table-cell table:style-name="ce121" office:value-type="date" office:date-value="2026-09-30" calcext:value-type="date">
            <text:p>mercredi 30 septembre 2026</text:p>
          </table:table-cell>
          <table:table-cell table:style-name="ce121" office:value-type="date" office:date-value="2026-10-06" calcext:value-type="date">
            <text:p>mardi 6 octobre 2026</text:p>
          </table:table-cell>
          <table:table-cell table:style-name="ce121" office:value-type="date" office:date-value="2026-10-07" calcext:value-type="date">
            <text:p>mercredi 7 octobre 2026</text:p>
          </table:table-cell>
          <table:table-cell table:style-name="ce121" office:value-type="date" office:date-value="2026-10-08" calcext:value-type="date">
            <text:p>jeudi 8 octobre 2026</text:p>
          </table:table-cell>
          <table:covered-table-cell table:style-name="ce143"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2" office:value-type="string" calcext:value-type="string" table:number-columns-spanned="1" table:number-rows-spanned="3">
            <text:p>NOVEMBRE</text:p>
          </table:table-cell>
          <table:table-cell table:style-name="ce121" office:value-type="date" office:date-value="2026-10-20" calcext:value-type="date">
            <text:p>mardi 20 octobre 2026</text:p>
          </table:table-cell>
          <table:table-cell table:style-name="ce121" office:value-type="date" office:date-value="2026-10-26" calcext:value-type="date">
            <text:p>lundi 26 octobre 2026</text:p>
          </table:table-cell>
          <table:table-cell table:style-name="ce121" office:value-type="date" office:date-value="2026-10-27" calcext:value-type="date">
            <text:p>mardi 27 octobre 2026</text:p>
          </table:table-cell>
          <table:table-cell table:style-name="ce121" office:value-type="date" office:date-value="2026-10-28" calcext:value-type="date">
            <text:p>mercredi 28 octobre 2026</text:p>
          </table:table-cell>
          <table:table-cell table:style-name="ce141" table:number-columns-spanned="1" table:number-rows-spanned="3"/>
          <table:table-cell table:number-columns-repeated="1018"/>
        </table:table-row>
        <table:table-row table:style-name="ro8">
          <table:covered-table-cell table:style-name="ce32"/>
          <table:table-cell table:style-name="ce121" office:value-type="date" office:date-value="2026-10-22" calcext:value-type="date">
            <text:p>jeudi 22 octobre 2026</text:p>
          </table:table-cell>
          <table:table-cell table:style-name="ce121" office:value-type="date" office:date-value="2026-10-28" calcext:value-type="date">
            <text:p>mercredi 28 octobre 2026</text:p>
          </table:table-cell>
          <table:table-cell table:style-name="ce130" office:value-type="date" office:date-value="2026-10-29" calcext:value-type="date">
            <text:p>jeudi 29 octobre 2026</text:p>
          </table:table-cell>
          <table:table-cell table:style-name="ce130" office:value-type="date" office:date-value="2026-10-30" calcext:value-type="date">
            <text:p>vendredi 30 octobre 2026</text:p>
          </table:table-cell>
          <table:covered-table-cell table:style-name="ce141"/>
          <table:table-cell table:number-columns-repeated="1018"/>
        </table:table-row>
        <table:table-row table:style-name="ro8">
          <table:covered-table-cell table:style-name="ce30"/>
          <table:table-cell table:style-name="ce121" office:value-type="date" office:date-value="2026-10-28" calcext:value-type="date">
            <text:p>mercredi 28 octobre 2026</text:p>
          </table:table-cell>
          <table:table-cell table:style-name="ce121" office:value-type="date" office:date-value="2026-11-03" calcext:value-type="date">
            <text:p>mardi 3 novembre 2026</text:p>
          </table:table-cell>
          <table:table-cell table:style-name="ce130" office:value-type="date" office:date-value="2026-11-04" calcext:value-type="date">
            <text:p>mercredi 4 novembre 2026</text:p>
          </table:table-cell>
          <table:table-cell table:style-name="ce130" office:value-type="date" office:date-value="2026-11-05" calcext:value-type="date">
            <text:p>jeudi 5 novembre 2026</text:p>
          </table:table-cell>
          <table:covered-table-cell/>
          <table:table-cell table:number-columns-repeated="1018"/>
        </table:table-row>
        <table:table-row table:style-name="ro8">
          <table:table-cell table:style-name="ce115" table:number-columns-spanned="5" table:number-rows-spanned="1"/>
          <table:covered-table-cell table:number-columns-repeated="2" table:style-name="ce124"/>
          <table:covered-table-cell table:number-columns-repeated="2" table:style-name="ce131"/>
          <table:table-cell table:number-columns-repeated="1019"/>
        </table:table-row>
        <table:table-row table:style-name="ro8">
          <table:table-cell table:style-name="ce30" office:value-type="string" calcext:value-type="string">
            <text:p>DÉCEMBRE</text:p>
          </table:table-cell>
          <table:table-cell table:style-name="ce121" office:value-type="date" office:date-value="2026-11-17" calcext:value-type="date">
            <text:p>mardi 17 novembre 2026</text:p>
          </table:table-cell>
          <table:table-cell table:style-name="ce121" office:value-type="date" office:date-value="2026-11-24" calcext:value-type="date">
            <text:p>mardi 24 novembre 2026</text:p>
          </table:table-cell>
          <table:table-cell table:style-name="ce130" office:value-type="date" office:date-value="2026-11-25" calcext:value-type="date">
            <text:p>mercredi 25 novembre 2026</text:p>
          </table:table-cell>
          <table:table-cell table:style-name="ce130" office:value-type="date" office:date-value="2026-11-26" calcext:value-type="date">
            <text:p>jeudi 26 novembre 2026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3" table:number-columns-spanned="5" table:number-rows-spanned="1"/>
          <table:covered-table-cell table:number-columns-repeated="2" table:style-name="ce126"/>
          <table:covered-table-cell table:number-columns-repeated="2" table:style-name="ce132"/>
          <table:table-cell table:number-columns-repeated="1019"/>
        </table:table-row>
        <table:table-row table:style-name="ro9">
          <table:table-cell table:style-name="ce28" office:value-type="string" calcext:value-type="string" table:number-columns-spanned="1" table:number-rows-spanned="5">
            <text:p>JANVIER 2027</text:p>
          </table:table-cell>
          <table:table-cell table:style-name="ce121" office:value-type="date" office:date-value="2026-11-27" calcext:value-type="date">
            <text:p>vendredi 27 novembre 2026</text:p>
          </table:table-cell>
          <table:table-cell table:style-name="ce121" office:value-type="date" office:date-value="2026-12-03" calcext:value-type="date">
            <text:p>jeudi 3 décembre 2026</text:p>
          </table:table-cell>
          <table:table-cell table:style-name="ce121" office:value-type="date" office:date-value="2026-12-04" calcext:value-type="date">
            <text:p>vendredi 4 décembre 2026</text:p>
          </table:table-cell>
          <table:table-cell table:style-name="ce121" office:value-type="date" office:date-value="2026-12-07" calcext:value-type="date">
            <text:p>lundi 7 décembre 2026</text:p>
          </table:table-cell>
          <table:table-cell table:style-name="ce61" table:number-columns-spanned="1" table:number-rows-spanned="5"/>
          <table:table-cell table:number-columns-repeated="1018"/>
        </table:table-row>
        <table:table-row table:style-name="ro8">
          <table:covered-table-cell table:style-name="ce111" office:value-type="date" office:date-value="2017-01-02" calcext:value-type="date">
            <text:p>janv.-17</text:p>
          </table:covered-table-cell>
          <table:table-cell table:style-name="ce121" office:value-type="date" office:date-value="2026-12-02" calcext:value-type="date">
            <text:p>mercredi 2 décembre 2026</text:p>
          </table:table-cell>
          <table:table-cell table:style-name="ce121" office:value-type="date" office:date-value="2026-12-08" calcext:value-type="date">
            <text:p>mardi 8 décembre 2026</text:p>
          </table:table-cell>
          <table:table-cell table:style-name="ce121" office:value-type="date" office:date-value="2026-12-09" calcext:value-type="date">
            <text:p>mercredi 9 décembre 2026</text:p>
          </table:table-cell>
          <table:table-cell table:style-name="ce121" office:value-type="date" office:date-value="2026-12-10" calcext:value-type="date">
            <text:p>jeudi 10 décembre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111"/>
          <table:table-cell table:style-name="ce121" office:value-type="date" office:date-value="2026-12-10" calcext:value-type="date">
            <text:p>jeudi 10 décembre 2026</text:p>
          </table:table-cell>
          <table:table-cell table:style-name="ce121" office:value-type="date" office:date-value="2026-12-18" calcext:value-type="date">
            <text:p>vendredi 18 décembre 2026</text:p>
          </table:table-cell>
          <table:table-cell table:style-name="ce121" office:value-type="date" office:date-value="2026-12-21" calcext:value-type="date">
            <text:p>lundi 21 décembre 2026</text:p>
          </table:table-cell>
          <table:table-cell table:style-name="ce121" office:value-type="date" office:date-value="2026-12-22" calcext:value-type="date">
            <text:p>mardi 22 décembre 2026</text:p>
          </table:table-cell>
          <table:covered-table-cell table:style-name="ce146"/>
          <table:table-cell table:number-columns-repeated="1018"/>
        </table:table-row>
        <table:table-row table:style-name="ro8">
          <table:covered-table-cell table:style-name="ce111" office:value-type="date" office:date-value="2017-01-03" calcext:value-type="date">
            <text:p>janv.-17</text:p>
          </table:covered-table-cell>
          <table:table-cell table:style-name="ce121" office:value-type="date" office:date-value="2026-12-11" calcext:value-type="date">
            <text:p>vendredi 11 décembre 2026</text:p>
          </table:table-cell>
          <table:table-cell table:style-name="ce121" office:value-type="date" office:date-value="2026-12-22" calcext:value-type="date">
            <text:p>mardi 22 décembre 2026</text:p>
          </table:table-cell>
          <table:table-cell table:style-name="ce121" office:value-type="date" office:date-value="2026-12-23" calcext:value-type="date">
            <text:p>mercredi 23 décembre 2026</text:p>
          </table:table-cell>
          <table:table-cell table:style-name="ce121" office:value-type="date" office:date-value="2026-12-24" calcext:value-type="date">
            <text:p>jeudi 24 décembre 2026</text:p>
          </table:table-cell>
          <table:covered-table-cell/>
          <table:table-cell table:number-columns-repeated="1018"/>
        </table:table-row>
        <table:table-row table:style-name="ro8">
          <table:covered-table-cell table:style-name="ce111" office:value-type="date" office:date-value="2017-01-05" calcext:value-type="date">
            <text:p>janv.-17</text:p>
          </table:covered-table-cell>
          <table:table-cell table:style-name="ce121" office:value-type="date" office:date-value="2026-12-24" calcext:value-type="date">
            <text:p>jeudi 24 décembre 2026</text:p>
          </table:table-cell>
          <table:table-cell table:style-name="ce121" office:value-type="date" office:date-value="2027-01-06" calcext:value-type="date">
            <text:p>mercredi 6 janvier 2027</text:p>
          </table:table-cell>
          <table:table-cell table:style-name="ce121" office:value-type="date" office:date-value="2027-01-07" calcext:value-type="date">
            <text:p>jeudi 7 janvier 2027</text:p>
          </table:table-cell>
          <table:table-cell table:style-name="ce121" office:value-type="date" office:date-value="2027-01-08" calcext:value-type="date">
            <text:p>vendredi 8 janvier 2027</text:p>
          </table:table-cell>
          <table:covered-table-cell table:style-name="ce142"/>
          <table:table-cell table:number-columns-repeated="1018"/>
        </table:table-row>
        <table:table-row table:style-name="ro8">
          <table:table-cell table:style-name="ce34"/>
          <table:table-cell table:style-name="ce43" table:number-columns-repeated="4"/>
          <table:table-cell table:number-columns-repeated="1019"/>
        </table:table-row>
        <table:table-row table:style-name="ro8" table:number-rows-repeated="308">
          <table:table-cell/>
          <table:table-cell table:style-name="ce44" table:number-columns-repeated="4"/>
          <table:table-cell table:number-columns-repeated="1019"/>
        </table:table-row>
        <table:table-row table:style-name="ro8" table:number-rows-repeated="10482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13" number:title="Défini par l'utilisateur">
      <number:month number:textual="true"/>
      <number:text>-</number:text>
      <number:year/>
    </number:date-style>
    <number:date-style style:name="N114">
      <number:day-of-week number:style="long"/>
      <number:text>  </number:text>
      <number:day number:style="long"/>
      <number:text>/</number:text>
      <number:month number:style="long"/>
      <number:text>/</number:text>
      <number:year/>
    </number:dat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6">
      <number:day number:style="long"/>
      <number:text>/</number:text>
      <number:month number:style="long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42cm" style:num-format="1" style:print-orientation="portrait" fo:margin-top="1cm" fo:margin-bottom="1cm" fo:margin-left="1cm" fo:margin-right="1cm" style:first-page-number="continu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ENDRIERACOMPTES_20_2017prov" style:display-name="PageStyle_CALENDRIERACOMPTES 2017pro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2T11:24:21.116000000</dc:date>
    <meta:editing-cycles>400</meta:editing-cycles>
    <meta:editing-duration>P31DT16H41M56S</meta:editing-duration>
    <meta:generator>LibreOffice/7.2.7.2.M7$Windows_X86_64 LibreOffice_project/eae1a20eee24d7fbeb19ff1fe91a658206f3f25b</meta:generator>
    <dc:creator>Jérôme THIROT</dc:creator>
    <meta:document-statistic meta:table-count="2" meta:cell-count="213" meta:object-count="0"/>
  </office:meta>
</office:document-meta>
</file>